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c72c" officeooo:paragraph-rsid="0010c72c"/>
    </style:style>
    <style:style style:name="P2" style:family="paragraph" style:parent-style-name="Standard">
      <style:text-properties officeooo:rsid="0011c7e6" officeooo:paragraph-rsid="0011c7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a potato, yay!</text:p>
      <text:p text:style-name="P2">This file is for testing things that can be fou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Burrill</meta:initial-creator>
    <meta:creation-date>2018-03-07T23:42:53.827438176</meta:creation-date>
    <meta:generator>LibreOffice/5.4.5.1$Linux_X86_64 LibreOffice_project/40m0$Build-1</meta:generator>
    <dc:date>2018-03-07T23:45:57.875713185</dc:date>
    <dc:creator>Ben Burrill</dc:creator>
    <meta:editing-duration>PT40S</meta:editing-duration>
    <meta:editing-cycles>2</meta:editing-cycles>
    <meta:document-statistic meta:table-count="0" meta:image-count="0" meta:object-count="0" meta:page-count="1" meta:paragraph-count="2" meta:word-count="15" meta:character-count="68" meta:non-whitespace-character-count="55"/>
  </office:meta>
</office:document-meta>
</file>